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0.54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41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erformance_data_large" table:style-name="ta1">
        <table:shapes>
          <draw:frame draw:z-index="0" draw:style-name="gr1" draw:text-style-name="P1" svg:width="613.5pt" svg:height="255.26pt" svg:x="349.99pt" svg:y="140.8pt">
            <draw:object draw:notify-on-update-of-ranges="performance_data_large.A1:performance_data_large.A48 performance_data_large.B1:performance_data_large.B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D1]/[.C1]" office:value-type="float" office:value="0.232505749329445" calcext:value-type="float">
            <text:p>0.232505749329445</text:p>
          </table:table-cell>
          <table:table-cell table:formula="of:=4*60+42.369791669" office:value-type="float" office:value="282.369791669" calcext:value-type="float">
            <text:p>282.369791669</text:p>
          </table:table-cell>
          <table:table-cell office:value-type="float" office:value="65.6526" calcext:value-type="float">
            <text:p>65.6526</text:p>
          </table:table-cell>
          <table:table-cell office:value-type="float" office:value="462667" calcext:value-type="float">
            <text:p>462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D2]/[.C2]" office:value-type="float" office:value="0.273681746678773" calcext:value-type="float">
            <text:p>0.273681746678773</text:p>
          </table:table-cell>
          <table:table-cell table:formula="of:=3*60+59.984218155" office:value-type="float" office:value="239.984218155" calcext:value-type="float">
            <text:p>239.984218155</text:p>
          </table:table-cell>
          <table:table-cell office:value-type="float" office:value="65.6793" calcext:value-type="float">
            <text:p>65.6793</text:p>
          </table:table-cell>
          <table:table-cell office:value-type="float" office:value="462759" calcext:value-type="float">
            <text:p>4627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D3]/[.C3]" office:value-type="float" office:value="0.305406448822577" calcext:value-type="float">
            <text:p>0.305406448822577</text:p>
          </table:table-cell>
          <table:table-cell table:formula="of:=3*60+35.129380055" office:value-type="float" office:value="215.129380055" calcext:value-type="float">
            <text:p>215.129380055</text:p>
          </table:table-cell>
          <table:table-cell office:value-type="float" office:value="65.7019" calcext:value-type="float">
            <text:p>65.7019</text:p>
          </table:table-cell>
          <table:table-cell office:value-type="float" office:value="462785" calcext:value-type="float">
            <text:p>4627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4]/[.C4]" office:value-type="float" office:value="0.338368259648106" calcext:value-type="float">
            <text:p>0.338368259648106</text:p>
          </table:table-cell>
          <table:table-cell table:formula="of:=3*60+14.215616052" office:value-type="float" office:value="194.215616052" calcext:value-type="float">
            <text:p>194.215616052</text:p>
          </table:table-cell>
          <table:table-cell office:value-type="float" office:value="65.7164" calcext:value-type="float">
            <text:p>65.7164</text:p>
          </table:table-cell>
          <table:table-cell office:value-type="float" office:value="462804" calcext:value-type="float">
            <text:p>4628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D5]/[.C5]" office:value-type="float" office:value="0.348720722689124" calcext:value-type="float">
            <text:p>0.348720722689124</text:p>
          </table:table-cell>
          <table:table-cell table:formula="of:=3*60+8.474603669" office:value-type="float" office:value="188.474603669" calcext:value-type="float">
            <text:p>188.474603669</text:p>
          </table:table-cell>
          <table:table-cell office:value-type="float" office:value="65.725" calcext:value-type="float">
            <text:p>65.725</text:p>
          </table:table-cell>
          <table:table-cell office:value-type="float" office:value="462801" calcext:value-type="float">
            <text:p>4628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D6]/[.C6]" office:value-type="float" office:value="0.35851577165548" calcext:value-type="float">
            <text:p>0.35851577165548</text:p>
          </table:table-cell>
          <table:table-cell table:formula="of:=3*60+3.357902768" office:value-type="float" office:value="183.357902768" calcext:value-type="float">
            <text:p>183.357902768</text:p>
          </table:table-cell>
          <table:table-cell office:value-type="float" office:value="65.7367" calcext:value-type="float">
            <text:p>65.7367</text:p>
          </table:table-cell>
          <table:table-cell office:value-type="float" office:value="462839" calcext:value-type="float">
            <text:p>4628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D7]/[.C7]" office:value-type="float" office:value="0.360941788615453" calcext:value-type="float">
            <text:p>0.360941788615453</text:p>
          </table:table-cell>
          <table:table-cell table:formula="of:=3*60+2.176744489" office:value-type="float" office:value="182.176744489" calcext:value-type="float">
            <text:p>182.176744489</text:p>
          </table:table-cell>
          <table:table-cell office:value-type="float" office:value="65.7552" calcext:value-type="float">
            <text:p>65.7552</text:p>
          </table:table-cell>
          <table:table-cell office:value-type="float" office:value="462948" calcext:value-type="float">
            <text:p>4629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8]/[.C8]" office:value-type="float" office:value="0.372689391570085" calcext:value-type="float">
            <text:p>0.372689391570085</text:p>
          </table:table-cell>
          <table:table-cell table:formula="of:=2*60+56.44961592" office:value-type="float" office:value="176.44961592" calcext:value-type="float">
            <text:p>176.44961592</text:p>
          </table:table-cell>
          <table:table-cell office:value-type="float" office:value="65.7609" calcext:value-type="float">
            <text:p>65.7609</text:p>
          </table:table-cell>
          <table:table-cell office:value-type="float" office:value="462900" calcext:value-type="float">
            <text:p>4629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D9]/[.C9]" office:value-type="float" office:value="0.363848219132776" calcext:value-type="float">
            <text:p>0.363848219132776</text:p>
          </table:table-cell>
          <table:table-cell table:formula="of:=3*60+0.737177048" office:value-type="float" office:value="180.737177048" calcext:value-type="float">
            <text:p>180.737177048</text:p>
          </table:table-cell>
          <table:table-cell office:value-type="float" office:value="65.7609" calcext:value-type="float">
            <text:p>65.7609</text:p>
          </table:table-cell>
          <table:table-cell office:value-type="float" office:value="462816" calcext:value-type="float">
            <text:p>4628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D10]/[.C10]" office:value-type="float" office:value="0.371492582390971" calcext:value-type="float">
            <text:p>0.371492582390971</text:p>
          </table:table-cell>
          <table:table-cell table:formula="of:=2*60+57.017800939" office:value-type="float" office:value="177.017800939" calcext:value-type="float">
            <text:p>177.017800939</text:p>
          </table:table-cell>
          <table:table-cell office:value-type="float" office:value="65.7608" calcext:value-type="float">
            <text:p>65.7608</text:p>
          </table:table-cell>
          <table:table-cell office:value-type="float" office:value="462821" calcext:value-type="float">
            <text:p>4628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D11]/[.C11]" office:value-type="float" office:value="0.377951394431128" calcext:value-type="float">
            <text:p>0.377951394431128</text:p>
          </table:table-cell>
          <table:table-cell table:formula="of:=2*60+53.988774665" office:value-type="float" office:value="173.988774665" calcext:value-type="float">
            <text:p>173.988774665</text:p>
          </table:table-cell>
          <table:table-cell office:value-type="float" office:value="65.7593" calcext:value-type="float">
            <text:p>65.7593</text:p>
          </table:table-cell>
          <table:table-cell office:value-type="float" office:value="462857" calcext:value-type="float">
            <text:p>4628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D12]/[.C12]" office:value-type="float" office:value="0.39032812431537" calcext:value-type="float">
            <text:p>0.39032812431537</text:p>
          </table:table-cell>
          <table:table-cell table:formula="of:=2*60+48.474408846" office:value-type="float" office:value="168.474408846" calcext:value-type="float">
            <text:p>168.474408846</text:p>
          </table:table-cell>
          <table:table-cell office:value-type="float" office:value="65.7603" calcext:value-type="float">
            <text:p>65.7603</text:p>
          </table:table-cell>
          <table:table-cell office:value-type="float" office:value="462847" calcext:value-type="float">
            <text:p>4628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D13]/[.C13]" office:value-type="float" office:value="0.394432396277092" calcext:value-type="float">
            <text:p>0.394432396277092</text:p>
          </table:table-cell>
          <table:table-cell table:formula="of:=2*60+46.719824793" office:value-type="float" office:value="166.719824793" calcext:value-type="float">
            <text:p>166.719824793</text:p>
          </table:table-cell>
          <table:table-cell office:value-type="float" office:value="65.7597" calcext:value-type="float">
            <text:p>65.7597</text:p>
          </table:table-cell>
          <table:table-cell office:value-type="float" office:value="462851" calcext:value-type="float">
            <text:p>4628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D14]/[.C14]" office:value-type="float" office:value="0.390936291828429" calcext:value-type="float">
            <text:p>0.390936291828429</text:p>
          </table:table-cell>
          <table:table-cell table:formula="of:=2*60+48.213341597" office:value-type="float" office:value="168.213341597" calcext:value-type="float">
            <text:p>168.213341597</text:p>
          </table:table-cell>
          <table:table-cell office:value-type="float" office:value="65.7607" calcext:value-type="float">
            <text:p>65.7607</text:p>
          </table:table-cell>
          <table:table-cell office:value-type="float" office:value="462857" calcext:value-type="float">
            <text:p>4628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D15]/[.C15]" office:value-type="float" office:value="0.397022549973834" calcext:value-type="float">
            <text:p>0.397022549973834</text:p>
          </table:table-cell>
          <table:table-cell table:formula="of:=2*60+45.63316115" office:value-type="float" office:value="165.63316115" calcext:value-type="float">
            <text:p>165.63316115</text:p>
          </table:table-cell>
          <table:table-cell office:value-type="float" office:value="65.7601" calcext:value-type="float">
            <text:p>65.7601</text:p>
          </table:table-cell>
          <table:table-cell office:value-type="float" office:value="462909" calcext:value-type="float">
            <text:p>4629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D16]/[.C16]" office:value-type="float" office:value="0.398107908445672" calcext:value-type="float">
            <text:p>0.398107908445672</text:p>
          </table:table-cell>
          <table:table-cell table:formula="of:=2*60+45.183857454" office:value-type="float" office:value="165.183857454" calcext:value-type="float">
            <text:p>165.183857454</text:p>
          </table:table-cell>
          <table:table-cell office:value-type="float" office:value="65.761" calcext:value-type="float">
            <text:p>65.761</text:p>
          </table:table-cell>
          <table:table-cell office:value-type="float" office:value="462909" calcext:value-type="float">
            <text:p>46290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D17]/[.C17]" office:value-type="float" office:value="0.404569086428928" calcext:value-type="float">
            <text:p>0.404569086428928</text:p>
          </table:table-cell>
          <table:table-cell table:formula="of:=2*60+42.544549759" office:value-type="float" office:value="162.544549759" calcext:value-type="float">
            <text:p>162.544549759</text:p>
          </table:table-cell>
          <table:table-cell office:value-type="float" office:value="65.7605" calcext:value-type="float">
            <text:p>65.7605</text:p>
          </table:table-cell>
          <table:table-cell office:value-type="float" office:value="462947" calcext:value-type="float">
            <text:p>4629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D18]/[.C18]" office:value-type="float" office:value="0.408477670366146" calcext:value-type="float">
            <text:p>0.408477670366146</text:p>
          </table:table-cell>
          <table:table-cell table:formula="of:=2*60+40.989950665" office:value-type="float" office:value="160.989950665" calcext:value-type="float">
            <text:p>160.989950665</text:p>
          </table:table-cell>
          <table:table-cell office:value-type="float" office:value="65.7608" calcext:value-type="float">
            <text:p>65.7608</text:p>
          </table:table-cell>
          <table:table-cell office:value-type="float" office:value="462955" calcext:value-type="float">
            <text:p>4629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D19]/[.C19]" office:value-type="float" office:value="0.406834504055108" calcext:value-type="float">
            <text:p>0.406834504055108</text:p>
          </table:table-cell>
          <table:table-cell table:formula="of:=2*60+41.638453338" office:value-type="float" office:value="161.638453338" calcext:value-type="float">
            <text:p>161.638453338</text:p>
          </table:table-cell>
          <table:table-cell office:value-type="float" office:value="65.7601" calcext:value-type="float">
            <text:p>65.7601</text:p>
          </table:table-cell>
          <table:table-cell office:value-type="float" office:value="462981" calcext:value-type="float">
            <text:p>46298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D20]/[.C20]" office:value-type="float" office:value="0.409077951331812" calcext:value-type="float">
            <text:p>0.409077951331812</text:p>
          </table:table-cell>
          <table:table-cell table:formula="of:=2*60+40.752002854" office:value-type="float" office:value="160.752002854" calcext:value-type="float">
            <text:p>160.752002854</text:p>
          </table:table-cell>
          <table:table-cell office:value-type="float" office:value="65.7601" calcext:value-type="float">
            <text:p>65.7601</text:p>
          </table:table-cell>
          <table:table-cell office:value-type="float" office:value="462985" calcext:value-type="float">
            <text:p>46298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D21]/[.C21]" office:value-type="float" office:value="0.406038381454075" calcext:value-type="float">
            <text:p>0.406038381454075</text:p>
          </table:table-cell>
          <table:table-cell table:formula="of:=2*60+41.957103081" office:value-type="float" office:value="161.957103081" calcext:value-type="float">
            <text:p>161.957103081</text:p>
          </table:table-cell>
          <table:table-cell office:value-type="float" office:value="65.7608" calcext:value-type="float">
            <text:p>65.7608</text:p>
          </table:table-cell>
          <table:table-cell office:value-type="float" office:value="462929" calcext:value-type="float">
            <text:p>4629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D22]/[.C22]" office:value-type="float" office:value="0.409813275096859" calcext:value-type="float">
            <text:p>0.409813275096859</text:p>
          </table:table-cell>
          <table:table-cell table:formula="of:=2*60+40.465031262" office:value-type="float" office:value="160.465031262" calcext:value-type="float">
            <text:p>160.465031262</text:p>
          </table:table-cell>
          <table:table-cell office:value-type="float" office:value="65.7607" calcext:value-type="float">
            <text:p>65.7607</text:p>
          </table:table-cell>
          <table:table-cell office:value-type="float" office:value="462908" calcext:value-type="float">
            <text:p>46290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D23]/[.C23]" office:value-type="float" office:value="0.406264889282733" calcext:value-type="float">
            <text:p>0.406264889282733</text:p>
          </table:table-cell>
          <table:table-cell table:formula="of:=2*60+41.867298245" office:value-type="float" office:value="161.867298245" calcext:value-type="float">
            <text:p>161.867298245</text:p>
          </table:table-cell>
          <table:table-cell office:value-type="float" office:value="65.761" calcext:value-type="float">
            <text:p>65.761</text:p>
          </table:table-cell>
          <table:table-cell office:value-type="float" office:value="462929" calcext:value-type="float">
            <text:p>4629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D24]/[.C24]" office:value-type="float" office:value="0.411590287541565" calcext:value-type="float">
            <text:p>0.411590287541565</text:p>
          </table:table-cell>
          <table:table-cell table:formula="of:=2*60+39.771505768" office:value-type="float" office:value="159.771505768" calcext:value-type="float">
            <text:p>159.771505768</text:p>
          </table:table-cell>
          <table:table-cell office:value-type="float" office:value="65.7604" calcext:value-type="float">
            <text:p>65.7604</text:p>
          </table:table-cell>
          <table:table-cell office:value-type="float" office:value="462918" calcext:value-type="float">
            <text:p>4629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D25]/[.C25]" office:value-type="float" office:value="0.410732172199618" calcext:value-type="float">
            <text:p>0.410732172199618</text:p>
          </table:table-cell>
          <table:table-cell table:formula="of:=2*60+40.104088384" office:value-type="float" office:value="160.104088384" calcext:value-type="float">
            <text:p>160.104088384</text:p>
          </table:table-cell>
          <table:table-cell office:value-type="float" office:value="65.7599" calcext:value-type="float">
            <text:p>65.7599</text:p>
          </table:table-cell>
          <table:table-cell office:value-type="float" office:value="462869" calcext:value-type="float">
            <text:p>4628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D26]/[.C26]" office:value-type="float" office:value="0.41114044369289" calcext:value-type="float">
            <text:p>0.41114044369289</text:p>
          </table:table-cell>
          <table:table-cell table:formula="of:=2*60+39.946804088" office:value-type="float" office:value="159.946804088" calcext:value-type="float">
            <text:p>159.946804088</text:p>
          </table:table-cell>
          <table:table-cell office:value-type="float" office:value="65.7606" calcext:value-type="float">
            <text:p>65.7606</text:p>
          </table:table-cell>
          <table:table-cell office:value-type="float" office:value="462870" calcext:value-type="float">
            <text:p>46287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D27]/[.C27]" office:value-type="float" office:value="0.401974993634956" calcext:value-type="float">
            <text:p>0.401974993634956</text:p>
          </table:table-cell>
          <table:table-cell table:formula="of:=2*60+43.593758421" office:value-type="float" office:value="163.593758421" calcext:value-type="float">
            <text:p>163.593758421</text:p>
          </table:table-cell>
          <table:table-cell office:value-type="float" office:value="65.7606" calcext:value-type="float">
            <text:p>65.7606</text:p>
          </table:table-cell>
          <table:table-cell office:value-type="float" office:value="462886" calcext:value-type="float">
            <text:p>4628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D28]/[.C28]" office:value-type="float" office:value="0.410598415915134" calcext:value-type="float">
            <text:p>0.410598415915134</text:p>
          </table:table-cell>
          <table:table-cell table:formula="of:=2*60+40.157948621" office:value-type="float" office:value="160.157948621" calcext:value-type="float">
            <text:p>160.157948621</text:p>
          </table:table-cell>
          <table:table-cell office:value-type="float" office:value="65.7606" calcext:value-type="float">
            <text:p>65.7606</text:p>
          </table:table-cell>
          <table:table-cell office:value-type="float" office:value="462887" calcext:value-type="float">
            <text:p>46288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D29]/[.C29]" office:value-type="float" office:value="0.410941544601495" calcext:value-type="float">
            <text:p>0.410941544601495</text:p>
          </table:table-cell>
          <table:table-cell table:formula="of:=2*60+40.023732971" office:value-type="float" office:value="160.023732971" calcext:value-type="float">
            <text:p>160.023732971</text:p>
          </table:table-cell>
          <table:table-cell office:value-type="float" office:value="65.7604" calcext:value-type="float">
            <text:p>65.7604</text:p>
          </table:table-cell>
          <table:table-cell office:value-type="float" office:value="462881" calcext:value-type="float">
            <text:p>46288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D30]/[.C30]" office:value-type="float" office:value="0.413014107196941" calcext:value-type="float">
            <text:p>0.413014107196941</text:p>
          </table:table-cell>
          <table:table-cell table:formula="of:=2*60+39.220711482" office:value-type="float" office:value="159.220711482" calcext:value-type="float">
            <text:p>159.220711482</text:p>
          </table:table-cell>
          <table:table-cell office:value-type="float" office:value="65.7604" calcext:value-type="float">
            <text:p>65.7604</text:p>
          </table:table-cell>
          <table:table-cell office:value-type="float" office:value="462881" calcext:value-type="float">
            <text:p>46288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D31]/[.C31]" office:value-type="float" office:value="0.411143611728851" calcext:value-type="float">
            <text:p>0.411143611728851</text:p>
          </table:table-cell>
          <table:table-cell table:formula="of:=2*60+39.945328406" office:value-type="float" office:value="159.945328406" calcext:value-type="float">
            <text:p>159.945328406</text:p>
          </table:table-cell>
          <table:table-cell office:value-type="float" office:value="65.7605" calcext:value-type="float">
            <text:p>65.7605</text:p>
          </table:table-cell>
          <table:table-cell office:value-type="float" office:value="462881" calcext:value-type="float">
            <text:p>46288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D32]/[.C32]" office:value-type="float" office:value="0.409805663792137" calcext:value-type="float">
            <text:p>0.409805663792137</text:p>
          </table:table-cell>
          <table:table-cell table:formula="of:=2*60+40.466059428" office:value-type="float" office:value="160.466059428" calcext:value-type="float">
            <text:p>160.466059428</text:p>
          </table:table-cell>
          <table:table-cell office:value-type="float" office:value="65.7599" calcext:value-type="float">
            <text:p>65.7599</text:p>
          </table:table-cell>
          <table:table-cell office:value-type="float" office:value="462854" calcext:value-type="float">
            <text:p>46285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D33]/[.C33]" office:value-type="float" office:value="0.378741410944194" calcext:value-type="float">
            <text:p>0.378741410944194</text:p>
          </table:table-cell>
          <table:table-cell table:formula="of:=2*60+53.630604153" office:value-type="float" office:value="173.630604153" calcext:value-type="float">
            <text:p>173.630604153</text:p>
          </table:table-cell>
          <table:table-cell office:value-type="float" office:value="65.7611" calcext:value-type="float">
            <text:p>65.7611</text:p>
          </table:table-cell>
          <table:table-cell office:value-type="float" office:value="462854" calcext:value-type="float">
            <text:p>46285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D34]/[.C34]" office:value-type="float" office:value="0.397820032516601" calcext:value-type="float">
            <text:p>0.397820032516601</text:p>
          </table:table-cell>
          <table:table-cell table:formula="of:=2*60+45.303138668" office:value-type="float" office:value="165.303138668" calcext:value-type="float">
            <text:p>165.303138668</text:p>
          </table:table-cell>
          <table:table-cell office:value-type="float" office:value="65.7609" calcext:value-type="float">
            <text:p>65.7609</text:p>
          </table:table-cell>
          <table:table-cell office:value-type="float" office:value="462824" calcext:value-type="float">
            <text:p>46282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D35]/[.C35]" office:value-type="float" office:value="0.405432966106697" calcext:value-type="float">
            <text:p>0.405432966106697</text:p>
          </table:table-cell>
          <table:table-cell table:formula="of:=2*60+42.199193202" office:value-type="float" office:value="162.199193202" calcext:value-type="float">
            <text:p>162.199193202</text:p>
          </table:table-cell>
          <table:table-cell office:value-type="float" office:value="65.7609" calcext:value-type="float">
            <text:p>65.7609</text:p>
          </table:table-cell>
          <table:table-cell office:value-type="float" office:value="462824" calcext:value-type="float">
            <text:p>46282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D36]/[.C36]" office:value-type="float" office:value="0.408378540764206" calcext:value-type="float">
            <text:p>0.408378540764206</text:p>
          </table:table-cell>
          <table:table-cell table:formula="of:=2*60+41.027070318" office:value-type="float" office:value="161.027070318" calcext:value-type="float">
            <text:p>161.027070318</text:p>
          </table:table-cell>
          <table:table-cell office:value-type="float" office:value="65.76" calcext:value-type="float">
            <text:p>65.76</text:p>
          </table:table-cell>
          <table:table-cell office:value-type="float" office:value="462846" calcext:value-type="float">
            <text:p>46284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D37]/[.C37]" office:value-type="float" office:value="0.413859724730395" calcext:value-type="float">
            <text:p>0.413859724730395</text:p>
          </table:table-cell>
          <table:table-cell table:formula="of:=2*60+38.894659399" office:value-type="float" office:value="158.894659399" calcext:value-type="float">
            <text:p>158.894659399</text:p>
          </table:table-cell>
          <table:table-cell office:value-type="float" office:value="65.7601" calcext:value-type="float">
            <text:p>65.7601</text:p>
          </table:table-cell>
          <table:table-cell office:value-type="float" office:value="462867" calcext:value-type="float">
            <text:p>4628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D38]/[.C38]" office:value-type="float" office:value="0.414157813986349" calcext:value-type="float">
            <text:p>0.414157813986349</text:p>
          </table:table-cell>
          <table:table-cell table:formula="of:=2*60+38.781261102" office:value-type="float" office:value="158.781261102" calcext:value-type="float">
            <text:p>158.781261102</text:p>
          </table:table-cell>
          <table:table-cell office:value-type="float" office:value="65.7605" calcext:value-type="float">
            <text:p>65.7605</text:p>
          </table:table-cell>
          <table:table-cell office:value-type="float" office:value="462960" calcext:value-type="float">
            <text:p>4629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D39]/[.C39]" office:value-type="float" office:value="0.415388752636539" calcext:value-type="float">
            <text:p>0.415388752636539</text:p>
          </table:table-cell>
          <table:table-cell table:formula="of:=2*60+38.307367695" office:value-type="float" office:value="158.307367695" calcext:value-type="float">
            <text:p>158.307367695</text:p>
          </table:table-cell>
          <table:table-cell office:value-type="float" office:value="65.7591" calcext:value-type="float">
            <text:p>65.7591</text:p>
          </table:table-cell>
          <table:table-cell office:value-type="float" office:value="462965" calcext:value-type="float">
            <text:p>46296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D40]/[.C40]" office:value-type="float" office:value="0.415042154236532" calcext:value-type="float">
            <text:p>0.415042154236532</text:p>
          </table:table-cell>
          <table:table-cell table:formula="of:=2*60+38.089243057" office:value-type="float" office:value="158.089243057" calcext:value-type="float">
            <text:p>158.089243057</text:p>
          </table:table-cell>
          <table:table-cell office:value-type="float" office:value="65.6137" calcext:value-type="float">
            <text:p>65.6137</text:p>
          </table:table-cell>
          <table:table-cell office:value-type="float" office:value="462492" calcext:value-type="float">
            <text:p>46249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D41]/[.C41]" office:value-type="float" office:value="0.41451958360046" calcext:value-type="float">
            <text:p>0.41451958360046</text:p>
          </table:table-cell>
          <table:table-cell table:formula="of:=2*60+38.288540749" office:value-type="float" office:value="158.288540749" calcext:value-type="float">
            <text:p>158.288540749</text:p>
          </table:table-cell>
          <table:table-cell office:value-type="float" office:value="65.6137" calcext:value-type="float">
            <text:p>65.6137</text:p>
          </table:table-cell>
          <table:table-cell office:value-type="float" office:value="462497" calcext:value-type="float">
            <text:p>46249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D42]/[.C42]" office:value-type="float" office:value="0.413893491999836" calcext:value-type="float">
            <text:p>0.413893491999836</text:p>
          </table:table-cell>
          <table:table-cell table:formula="of:=2*60+38.52798188" office:value-type="float" office:value="158.52798188" calcext:value-type="float">
            <text:p>158.52798188</text:p>
          </table:table-cell>
          <table:table-cell office:value-type="float" office:value="65.6137" calcext:value-type="float">
            <text:p>65.6137</text:p>
          </table:table-cell>
          <table:table-cell office:value-type="float" office:value="462497" calcext:value-type="float">
            <text:p>46249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D43]/[.C43]" office:value-type="float" office:value="0.408483429418477" calcext:value-type="float">
            <text:p>0.408483429418477</text:p>
          </table:table-cell>
          <table:table-cell table:formula="of:=2*60+40.627568402" office:value-type="float" office:value="160.627568402" calcext:value-type="float">
            <text:p>160.627568402</text:p>
          </table:table-cell>
          <table:table-cell office:value-type="float" office:value="65.6137" calcext:value-type="float">
            <text:p>65.6137</text:p>
          </table:table-cell>
          <table:table-cell office:value-type="float" office:value="462497" calcext:value-type="float">
            <text:p>46249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D44]/[.C44]" office:value-type="float" office:value="0.410974156196326" calcext:value-type="float">
            <text:p>0.410974156196326</text:p>
          </table:table-cell>
          <table:table-cell table:formula="of:=2*60+39.653348053" office:value-type="float" office:value="159.653348053" calcext:value-type="float">
            <text:p>159.653348053</text:p>
          </table:table-cell>
          <table:table-cell office:value-type="float" office:value="65.6134" calcext:value-type="float">
            <text:p>65.6134</text:p>
          </table:table-cell>
          <table:table-cell office:value-type="float" office:value="462419" calcext:value-type="float">
            <text:p>46241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D45]/[.C45]" office:value-type="float" office:value="0.411905611353442" calcext:value-type="float">
            <text:p>0.411905611353442</text:p>
          </table:table-cell>
          <table:table-cell table:formula="of:=2*60+39.292318899" office:value-type="float" office:value="159.292318899" calcext:value-type="float">
            <text:p>159.292318899</text:p>
          </table:table-cell>
          <table:table-cell office:value-type="float" office:value="65.6134" calcext:value-type="float">
            <text:p>65.6134</text:p>
          </table:table-cell>
          <table:table-cell office:value-type="float" office:value="462419" calcext:value-type="float">
            <text:p>46241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D46]/[.C46]" office:value-type="float" office:value="0.415588515885433" calcext:value-type="float">
            <text:p>0.415588515885433</text:p>
          </table:table-cell>
          <table:table-cell table:formula="of:=2*60+37.880686044" office:value-type="float" office:value="157.880686044" calcext:value-type="float">
            <text:p>157.880686044</text:p>
          </table:table-cell>
          <table:table-cell office:value-type="float" office:value="65.6134" calcext:value-type="float">
            <text:p>65.6134</text:p>
          </table:table-cell>
          <table:table-cell office:value-type="float" office:value="462419" calcext:value-type="float">
            <text:p>46241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D47]/[.C47]" office:value-type="float" office:value="0.419342912719903" calcext:value-type="float">
            <text:p>0.419342912719903</text:p>
          </table:table-cell>
          <table:table-cell table:formula="of:=2*60+36.467172831" office:value-type="float" office:value="156.467172831" calcext:value-type="float">
            <text:p>156.467172831</text:p>
          </table:table-cell>
          <table:table-cell office:value-type="float" office:value="65.6134" calcext:value-type="float">
            <text:p>65.6134</text:p>
          </table:table-cell>
          <table:table-cell office:value-type="float" office:value="462419" calcext:value-type="float">
            <text:p>46241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D48]/[.C48]" office:value-type="float" office:value="0.415019620617755" calcext:value-type="float">
            <text:p>0.415019620617755</text:p>
          </table:table-cell>
          <table:table-cell table:formula="of:=2*60+38.097103704" office:value-type="float" office:value="158.097103704" calcext:value-type="float">
            <text:p>158.097103704</text:p>
          </table:table-cell>
          <table:table-cell office:value-type="float" office:value="65.6134" calcext:value-type="float">
            <text:p>65.6134</text:p>
          </table:table-cell>
          <table:table-cell office:value-type="float" office:value="462419" calcext:value-type="float">
            <text:p>4624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7T09:17:42.629175347</dc:date>
    <meta:editing-duration>PT8M18S</meta:editing-duration>
    <meta:editing-cycles>2</meta:editing-cycles>
    <meta:generator>LibreOffice/6.0.7.3$Linux_X86_64 LibreOffice_project/00m0$Build-3</meta:generator>
    <meta:document-statistic meta:table-count="1" meta:cell-count="2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644cm" svg:height="9.006cm" xlink:href=".." xlink:type="simple" chart:class="chart:line" chart:style-name="ch1">
        <chart:title svg:x="3.264cm" svg:y="0.316cm" chart:style-name="ch2">
          <text:p>File access performance for N workers (test data ~65.7 GB, ~463 000 files)</text:p>
        </chart:title>
        <chart:plot-area chart:style-name="ch3" table:cell-range-address="performance_data_large.A1:performance_data_large.B48" chart:data-source-has-labels="column" svg:x="1.443cm" svg:y="1.275cm" svg:width="19.769cm" svg:height="6.57cm">
          <chartooo:coordinate-region svg:x="2.355cm" svg:y="1.396cm" svg:width="18.857cm" svg:height="5.447cm"/>
          <chart:axis chart:dimension="x" chart:name="primary-x" chart:style-name="ch4" chartooo:axis-type="auto">
            <chartooo:date-scale/>
            <chart:title svg:x="8.862cm" svg:y="8.025cm" chart:style-name="ch5">
              <text:p>number of workers/goroutines (N)</text:p>
            </chart:title>
            <chart:categories table:cell-range-address="performance_data_large.A1:performance_data_large.A48"/>
          </chart:axis>
          <chart:axis chart:dimension="y" chart:name="primary-y" chart:style-name="ch4">
            <chart:title svg:x="0.451cm" svg:y="6.086cm" chart:style-name="ch6">
              <text:p>GB/s (more is better)</text:p>
            </chart:title>
            <chart:grid chart:style-name="ch7" chart:class="major"/>
          </chart:axis>
          <chart:series chart:style-name="ch8" chart:values-cell-range-address="performance_data_large.B1:performance_data_large.B48" chart:class="chart:line">
            <chart:data-point chart:repeated="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erformance_data_large.A1:performance_data_large.A48</svg:desc>
                </draw:g>
              </table:table-cell>
              <table:table-cell office:value-type="float" office:value="0.232505749329445">
                <text:p>0.232505749329445</text:p>
                <draw:g>
                  <svg:desc>performance_data_large.B1:performance_data_large.B4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73681746678773">
                <text:p>0.27368174667877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05406448822577">
                <text:p>0.30540644882257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38368259648106">
                <text:p>0.3383682596481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48720722689124">
                <text:p>0.34872072268912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5851577165548">
                <text:p>0.358515771655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60941788615453">
                <text:p>0.36094178861545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72689391570085">
                <text:p>0.3726893915700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63848219132776">
                <text:p>0.36384821913277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71492582390971">
                <text:p>0.37149258239097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77951394431128">
                <text:p>0.37795139443112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9032812431537">
                <text:p>0.3903281243153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94432396277092">
                <text:p>0.3944323962770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90936291828429">
                <text:p>0.39093629182842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97022549973834">
                <text:p>0.3970225499738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98107908445672">
                <text:p>0.39810790844567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404569086428928">
                <text:p>0.40456908642892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08477670366146">
                <text:p>0.40847767036614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406834504055108">
                <text:p>0.40683450405510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409077951331812">
                <text:p>0.40907795133181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406038381454075">
                <text:p>0.40603838145407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409813275096859">
                <text:p>0.40981327509685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406264889282733">
                <text:p>0.4062648892827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411590287541565">
                <text:p>0.41159028754156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410732172199618">
                <text:p>0.41073217219961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41114044369289">
                <text:p>0.4111404436928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401974993634956">
                <text:p>0.40197499363495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10598415915134">
                <text:p>0.410598415915134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410941544601495">
                <text:p>0.41094154460149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413014107196941">
                <text:p>0.41301410719694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411143611728851">
                <text:p>0.41114361172885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409805663792137">
                <text:p>0.40980566379213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378741410944194">
                <text:p>0.37874141094419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97820032516601">
                <text:p>0.39782003251660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405432966106697">
                <text:p>0.40543296610669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408378540764206">
                <text:p>0.40837854076420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413859724730395">
                <text:p>0.41385972473039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414157813986349">
                <text:p>0.41415781398634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415388752636539">
                <text:p>0.41538875263653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415042154236532">
                <text:p>0.41504215423653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41451958360046">
                <text:p>0.4145195836004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413893491999836">
                <text:p>0.41389349199983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408483429418477">
                <text:p>0.40848342941847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410974156196326">
                <text:p>0.41097415619632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411905611353442">
                <text:p>0.41190561135344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415588515885433">
                <text:p>0.41558851588543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419342912719903">
                <text:p>0.41934291271990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415019620617755">
                <text:p>0.4150196206177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